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49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&quot;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31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&quot;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.0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400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&quot;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&quot;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&quot;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.0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&quot;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31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&quot;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.0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&quot;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4.135654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